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9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5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6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4" office:value-type="float" office:value="20" calcext:value-type="float">
            <text:p>20</text:p>
          </table:table-cell>
          <table:table-cell table:number-columns-repeated="9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11:46:17.790737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1:46:19.113933695</meta:creation-date>
    <meta:editing-duration>P0D</meta:editing-duration>
    <meta:editing-cycles>2</meta:editing-cycles>
    <meta:generator>LibreOffice/4.1.5.3$Linux_X86_64 LibreOffice_project/410$Build-3</meta:generator>
    <meta:initial-creator>Hsieh Robin</meta:initial-creator>
    <dc:date>2014-04-04T11:47:31.544426198</dc:date>
    <dc:creator>Hsieh Robin</dc:creator>
    <meta:document-statistic meta:table-count="1" meta:cell-count="2534" meta:object-count="0"/>
  </office:meta>
</office:document-meta>
</file>